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Set.addAnd( A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upDirectoryScanner( FileScanner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Fi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addModified( Modifie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addWritable( WritableSelecto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ErrorOnMissingDir( boolean errorOnMiss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clo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FileSet.addCustom( Ext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addOr( Or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isCaseSensi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Abstract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addReadable( ReadableSelecto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mergeIncludes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addContains( Contains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getSelectors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FileSet.addMajority( Majority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FollowSymlinks( boolean followSymlin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addSize( Siz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addPresent( Pres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mergePatterns(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FileSet.setIncludesfile( File in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addContainsRegexp( ContainsRegexp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Refid( Reference 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FileSet.getDirectoryScanner( Project 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FileSet.AbstractFileSet( Abstract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FileSet.addDate( Dat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Dir( File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addDepend( Dep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Excludesfile( File ex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setExcludes( String exclu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createIn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hasPatter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FileSet.isFollowSymli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dieOnCircularReference( Stack stk , Project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FileSet.addFilename( Filenam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CaseSensitive( boolean caseSensit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createIn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createPattern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FileSet.addSelector( Selec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FileSet.addNone( Non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getDefaultexclu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addDepth( Depth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add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mergeExcludes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lector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appendIncludes( String [ ] includ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ileSet.selector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setIncludes( String inclu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getDir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appendSelector( File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FileSet.ge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addNot( No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createEx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setMaxLevelsOfSymlinks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upDirectoryScanner( FileScanner ds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FileSet.getDirectory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appendExcludes( String [ ] exclud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ileSet.createEx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addType( Typ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getRef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addDifferent( Differ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et.setDefaultexcludes( boolean useDefaultExclu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Set.hasSelec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